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685cm"/>
    </style:style>
    <style:style style:name="co3" style:family="table-column">
      <style:table-column-properties fo:break-before="auto" style:column-width="11.377cm"/>
    </style:style>
    <style:style style:name="co4" style:family="table-column">
      <style:table-column-properties fo:break-before="auto" style:column-width="8.879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ing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>
            <text:p>mod_geology ToDo list</text:p>
          </table:table-cell>
          <table:table-cell table:style-name="Default" table:number-columns-repeated="3"/>
        </table:table-row>
        <table:table-row table:style-name="ro2">
          <table:table-cell/>
          <table:table-cell table:style-name="Default"/>
          <table:table-cell table:style-name="Default" office:value-type="string">
            <text:p>description</text:p>
          </table:table-cell>
          <table:table-cell table:style-name="Default" office:value-type="string">
            <text:p>details</text:p>
          </table:table-cell>
        </table:table-row>
        <table:table-row table:style-name="ro2">
          <table:table-cell office:value-type="string">
            <text:p>Aims</text:p>
          </table:table-cell>
          <table:table-cell table:style-name="Default" table:number-columns-repeated="3"/>
        </table:table-row>
        <table:table-row table:style-name="ro3">
          <table:table-cell/>
          <table:table-cell office:value-type="string">
            <text:p>vases communicants</text:p>
          </table:table-cell>
          <table:table-cell office:value-type="string">
            <text:p>water levels balance when from same body of liquid</text:p>
          </table:table-cell>
          <table:table-cell office:value-type="string">
            <text:p>track chunk#, flow sideways, up or down</text:p>
          </table:table-cell>
        </table:table-row>
        <table:table-row table:style-name="ro3">
          <table:table-cell/>
          <table:table-cell office:value-type="string">
            <text:p>floating chunks of rock fall</text:p>
          </table:table-cell>
          <table:table-cell office:value-type="string">
            <text:p>Multi-block chunks of material falls when unsupported</text:p>
          </table:table-cell>
          <table:table-cell office:value-type="string">
            <text:p>when placed, later when undersupport broken.</text:p>
          </table:table-cell>
        </table:table-row>
        <table:table-row table:style-name="ro3">
          <table:table-cell/>
          <table:table-cell office:value-type="string">
            <text:p>water seeps through porous blocks</text:p>
          </table:table-cell>
          <table:table-cell office:value-type="string">
            <text:p>water saturates and flows through porous blocks. <text:s/></text:p>
          </table:table-cell>
          <table:table-cell office:value-type="string">
            <text:p>Porosity, flow rates.</text:p>
          </table:table-cell>
        </table:table-row>
        <table:table-row table:style-name="ro3">
          <table:table-cell/>
          <table:table-cell office:value-type="string">
            <text:p>heavy blocks switch with lighter blocks below</text:p>
          </table:table-cell>
          <table:table-cell office:value-type="string">
            <text:p>gases flow up, water down, rocks down</text:p>
          </table:table-cell>
          <table:table-cell office:value-type="string">
            <text:p>density, flow rates</text:p>
          </table:table-cell>
        </table:table-row>
        <table:table-row table:style-name="ro3">
          <table:table-cell/>
          <table:table-cell office:value-type="string">
            <text:p>fix initial block placement</text:p>
          </table:table-cell>
          <table:table-cell office:value-type="string">
            <text:p>Relatively flat magmatic, plutonic, etc. Layers</text:p>
          </table:table-cell>
          <table:table-cell/>
        </table:table-row>
        <table:table-row table:style-name="ro3">
          <table:table-cell/>
          <table:table-cell office:value-type="string">
            <text:p>add geological features</text:p>
          </table:table-cell>
          <table:table-cell office:value-type="string">
            <text:p>faults, dykes, volcanoes, earthquakes, vents, etc.</text:p>
          </table:table-cell>
          <table:table-cell office:value-type="string">
            <text:p>geological biomes</text:p>
          </table:table-cell>
        </table:table-row>
        <table:table-row table:style-name="ro3">
          <table:table-cell/>
          <table:table-cell office:value-type="string">
            <text:p>meteor strikes</text:p>
          </table:table-cell>
          <table:table-cell office:value-type="string">
            <text:p>different types, crash through other blocks</text:p>
          </table:table-cell>
          <table:table-cell office:value-type="string">
            <text:p>craters, animation.</text:p>
          </table:table-cell>
        </table:table-row>
        <table:table-row table:style-name="ro4">
          <table:table-cell/>
          <table:table-cell office:value-type="string">
            <text:p>pressure</text:p>
          </table:table-cell>
          <table:table-cell office:value-type="string">
            <text:p>gas, water, steam, ice, rocks break or crack, intrusions, explosions; people can't take pressure; water pressures at depth</text:p>
          </table:table-cell>
          <table:table-cell office:value-type="string">
            <text:p>psi, pipes, pumps; cracked</text:p>
          </table:table-cell>
        </table:table-row>
        <table:table-row table:style-name="ro3">
          <table:table-cell/>
          <table:table-cell office:value-type="string">
            <text:p>minerals</text:p>
          </table:table-cell>
          <table:table-cell office:value-type="string">
            <text:p>allow players to collect minerals</text:p>
          </table:table-cell>
          <table:table-cell office:value-type="string">
            <text:p>broken blocks drop minerals sometimes incl. Gems</text:p>
          </table:table-cell>
        </table:table-row>
        <table:table-row table:style-name="ro3">
          <table:table-cell/>
          <table:table-cell office:value-type="string">
            <text:p>mixed composition blocks</text:p>
          </table:table-cell>
          <table:table-cell office:value-type="string">
            <text:p>1x1x1 blocks comprised of more than one rock or mineral</text:p>
          </table:table-cell>
          <table:table-cell/>
        </table:table-row>
        <table:table-row table:style-name="ro3">
          <table:table-cell/>
          <table:table-cell office:value-type="string">
            <text:p>fluid levels for blocks</text:p>
          </table:table-cell>
          <table:table-cell office:value-type="string">
            <text:p>as fluid drains, surface level drops. <text:s/>4/4, 2/3, 3/4, 1/2, 1/3, 1/4</text:p>
          </table:table-cell>
          <table:table-cell/>
        </table:table-row>
        <table:table-row table:style-name="ro3">
          <table:table-cell/>
          <table:table-cell office:value-type="string">
            <text:p>wet or dry surface top graphic for blocks</text:p>
          </table:table-cell>
          <table:table-cell office:value-type="string">
            <text:p>grass, dirt, stone</text:p>
          </table:table-cell>
          <table:table-cell office:value-type="string">
            <text:p>wet (boolean)</text:p>
          </table:table-cell>
        </table:table-row>
        <table:table-row table:style-name="ro3">
          <table:table-cell/>
          <table:table-cell office:value-type="string">
            <text:p>cracked surface graphic for blocks</text:p>
          </table:table-cell>
          <table:table-cell office:value-type="string">
            <text:p>glass, stone</text:p>
          </table:table-cell>
          <table:table-cell office:value-type="string">
            <text:p>cracked (boolean)</text:p>
          </table:table-cell>
        </table:table-row>
        <table:table-row table:style-name="ro3">
          <table:table-cell/>
          <table:table-cell office:value-type="string">
            <text:p>fluid flow rates</text:p>
          </table:table-cell>
          <table:table-cell office:value-type="string">
            <text:p>depends on viscosity</text:p>
          </table:table-cell>
          <table:table-cell office:value-type="string">
            <text:p>viscosity; m/sec flow rates and direction</text:p>
          </table:table-cell>
        </table:table-row>
        <table:table-row table:style-name="ro3">
          <table:table-cell/>
          <table:table-cell office:value-type="string">
            <text:p>temperatures</text:p>
          </table:table-cell>
          <table:table-cell office:value-type="string">
            <text:p>humans can't stand extreme heat or cold; clothing or shielding</text:p>
          </table:table-cell>
          <table:table-cell/>
        </table:table-row>
        <table:table-row table:style-name="ro3">
          <table:table-cell/>
          <table:table-cell office:value-type="string">
            <text:p>pipes</text:p>
          </table:table-cell>
          <table:table-cell office:value-type="string">
            <text:p>fluid flow; pipes; pipelines; channels; slides</text:p>
          </table:table-cell>
          <table:table-cell/>
        </table:table-row>
        <table:table-row table:style-name="ro2" table:number-rows-repeated="9">
          <table:table-cell table:number-columns-repeated="4"/>
        </table:table-row>
        <table:table-row table:style-name="ro2">
          <table:table-cell office:value-type="string">
            <text:p>Bugs</text:p>
          </table:table-cell>
          <table:table-cell table:number-columns-repeated="3"/>
        </table:table-row>
        <table:table-row table:style-name="ro2" table:number-rows-repeated="12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8">2015-06-08</text:date>, <text:time>12:0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8T11:36:55.02</meta:creation-date>
    <dc:date>2015-06-08T12:01:07.78</dc:date>
    <meta:editing-duration>PT6M42S</meta:editing-duration>
    <meta:editing-cycles>1</meta:editing-cycles>
    <meta:document-statistic meta:table-count="3" meta:cell-count="48" meta:object-count="0"/>
    <meta:generator>OpenOffice/4.1.1$Win32 OpenOffice.org_project/411m6$Build-9775</meta:generator>
  </office:meta>
</office:document-meta>
</file>